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02864a" officeooo:paragraph-rsid="0002864a"/>
    </style:style>
    <style:style style:name="P2" style:family="paragraph" style:parent-style-name="Preformatted_20_Text">
      <style:text-properties fo:font-size="15pt" officeooo:rsid="0002864a" officeooo:paragraph-rsid="0002864a" style:font-size-asian="15pt" style:font-size-complex="15pt"/>
    </style:style>
    <style:style style:name="P3" style:family="paragraph" style:parent-style-name="Preformatted_20_Text">
      <style:text-properties fo:font-size="15pt" officeooo:rsid="00040879" officeooo:paragraph-rsid="0002864a" style:font-size-asian="15pt" style:font-size-complex="15pt"/>
    </style:style>
    <style:style style:name="P4" style:family="paragraph" style:parent-style-name="Preformatted_20_Text">
      <style:text-properties fo:font-size="12pt" officeooo:rsid="0002864a" officeooo:paragraph-rsid="0002864a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2">363 管區的</text:p>
        <text:p text:style-name="P2"/>
        <text:p text:style-name="P2">自3冬前，</text:p>
        <text:p text:style-name="P2">Tsū 3 tang tsîng, </text:p>
        <text:p text:style-name="P2"/>
        <text:p text:style-name="P2">阿爸過身了後，</text:p>
        <text:p text:style-name="P2">a-pah kuè-sin liáu-āu, </text:p>
        <text:p text:style-name="P2"/>
        <text:p text:style-name="P2">就賰阿母1个人蹛佇故鄉的舊厝。</text:p>
        <text:p text:style-name="P2">tō tshun a-bú 1 ê lâng tuà tī kòo-hiong ê kū tshù. </text:p>
        <text:p text:style-name="P2"/>
        <text:p text:style-name="P2">有幾若擺，</text:p>
        <text:p text:style-name="P2">Ū kuí-nā pái, </text:p>
        <text:p text:style-name="P2"/>
        <text:p text:style-name="P2">姑情伊來市內佮咱做伙蹛，</text:p>
        <text:p text:style-name="P2">koo-tsiânn i lâi tshī-lāi kah lán tsò-hué tuà, </text:p>
        <text:p text:style-name="P2"/>
        <text:p text:style-name="P2">較有伴。</text:p>
        <text:p text:style-name="P2">khah ū phuānn. </text:p>
        <text:p text:style-name="P2"/>
        <text:p text:style-name="P2">毋過，</text:p>
        <text:p text:style-name="P2">M̄-koh, </text:p>
        <text:p text:style-name="P2"/>
        <text:p text:style-name="P2">逐擺攏無超過1禮拜，</text:p>
        <text:p text:style-name="P2">ta̍k pái lóng bô tshiau-kuè 1 lé-pài, </text:p>
        <text:p text:style-name="P2"/>
        <text:p text:style-name="P2">伊就唸講蹛袂慣勢，</text:p>
        <text:p text:style-name="P2">i tō liām kóng tuà bē kuàn-sì, </text:p>
        <text:p text:style-name="P2"/>
        <text:p text:style-name="P2">欲轉去庄跤較快活。</text:p>
        <text:p text:style-name="P2">beh tńg-khì tsng-kha khah khuìnn-ua̍h.</text:p>
        <text:p text:style-name="P3"/>
        <text:p text:style-name="P2"/>
        <text:p text:style-name="P2">咱做序細的，</text:p>
        <text:p text:style-name="P2">Lán tsò sī-sè--ê, </text:p>
        <text:p text:style-name="P2">當然嘛毋敢傷共勉強。</text:p>
        <text:p text:style-name="P2">tong-jiân mā m̄ kánn siunn kā bián-kióng. </text:p>
        <text:p text:style-name="P2"/>
        <text:p text:style-name="P2">是講，</text:p>
        <text:p text:style-name="P2">Sī kóng, </text:p>
        <text:p text:style-name="P2"/>
        <text:p text:style-name="P2">放伊1个80歲的老大人，</text:p>
        <text:p text:style-name="P2">pàng i 1 ê 80 huè ê lāu-tuā-lâng, </text:p>
        <text:p text:style-name="P2"/>
        <text:p text:style-name="P2">家己佇厝裡，</text:p>
        <text:p text:style-name="P2">ka-kī tī tshù--lí, </text:p>
        <text:p text:style-name="P2"/>
        <text:p text:style-name="P2">咱哪會安心？</text:p>
        <text:p text:style-name="P2">lán ná ē an-sim? </text:p>
        <text:p text:style-name="P2"/>
        <text:p text:style-name="P2">佳哉，</text:p>
        <text:p text:style-name="P2">Ka-tsài, </text:p>
        <text:p text:style-name="P2"/>
        <text:p text:style-name="P2">對市內徛家到庄跤舊厝，</text:p>
        <text:p text:style-name="P2">uì tshī-lāi khiā-ke kàu tsng-kha kū tshù, </text:p>
        <text:p text:style-name="P2"/>
        <text:p text:style-name="P2">駛車，</text:p>
        <text:p text:style-name="P2">sái-tshia, </text:p>
        <text:p text:style-name="P2"/>
        <text:p text:style-name="P2">差不多1點鐘的時間爾。</text:p>
        <text:p text:style-name="P2">tsha-put-to 1 tiám-tsing ê sî-kan niā. </text:p>
        <text:p text:style-name="P2"/>
        <text:p text:style-name="P2">所以，</text:p>
        <text:p text:style-name="P2">Sóo-í, </text:p>
        <text:p text:style-name="P2"/>
        <text:p text:style-name="P2">見若搪著歇假，</text:p>
        <text:p text:style-name="P2">kiàn-nā tn̄g-tio̍h hioh-ká, </text:p>
        <text:p text:style-name="P2"/>
        <text:p text:style-name="P2">我攏會倒轉去看伊。</text:p>
        <text:p text:style-name="P2">guá lóng ē tó-tńg-khì khuànn --i.</text:p>
        <text:p text:style-name="P2"><text:soft-page-break/>幾十冬來，</text:p>
        <text:p text:style-name="P2">Kuí tsa̍p tang lâi, </text:p>
        <text:p text:style-name="P2"/>
        <text:p text:style-name="P2">阮查畝營東勢頭這款庄跤所在，</text:p>
        <text:p text:style-name="P2">guán Tsa-bóo-iânn Tang-sì-thâu tsit khuán tsng-kha sóo-tsāi, </text:p>
        <text:p text:style-name="P2"/>
        <text:p text:style-name="P2">完全無任何的發展，</text:p>
        <text:p text:style-name="P2">uân-tsuân bô jīm-hô ê huat-tián, </text:p>
        <text:p text:style-name="P2"/>
        <text:p text:style-name="P2">根本看袂出有啥前途。</text:p>
        <text:p text:style-name="P2">kin-pún khuànn bē tshut ū siánn tsiân-tôo. </text:p>
        <text:p text:style-name="P2"/>
        <text:p text:style-name="P2">少年人相爭搬出去，</text:p>
        <text:p text:style-name="P2">Siàu-liân-lâng sio-tsenn puann--tshut-khì, </text:p>
        <text:p text:style-name="P2"/>
        <text:p text:style-name="P2">留一寡老歲仔咧顧厝，</text:p>
        <text:p text:style-name="P2">lâu tsi̍t-kuá lāu-huè-á teh kòo-tshù, </text:p>
        <text:p text:style-name="P2"/>
        <text:p text:style-name="P2">in 1冬1冬老去，</text:p>
        <text:p text:style-name="P2">in 1 tang 1 tang lāu--khì, </text:p>
        <text:p text:style-name="P2"/>
        <text:p text:style-name="P2">嘛隨个隨个離開。</text:p>
        <text:p text:style-name="P2">mā suî-ê suî-ê lī-khui. </text:p>
        <text:p text:style-name="P2"/>
        <text:p text:style-name="P2">逐擺轉去故鄉，</text:p>
        <text:p text:style-name="P2">Ta̍k pái tńg-khì kòo-hiong, </text:p>
        <text:p text:style-name="P2"/>
        <text:p text:style-name="P2">時常攏會聽著，</text:p>
        <text:p text:style-name="P2">sî-siông lóng ē thiann--tio̍h, </text:p>
        <text:p text:style-name="P2"/>
        <text:p text:style-name="P2">某乜人又閣去入院，</text:p>
        <text:p text:style-name="P2">bóo-mí-lâng iū-koh khì ji̍p-īnn, </text:p>
        <text:p text:style-name="P2">抑是，</text:p>
        <text:p text:style-name="P2">ia̍h-sī, </text:p>
        <text:p text:style-name="P2"/>
        <text:p text:style-name="P2">某乜人已經過身去的消息。</text:p>
        <text:p text:style-name="P2">bóo-mí-lâng í-king kuè-sin--khì ê siau-sit.</text:p>
        <text:p text:style-name="P2"/>
        <text:p text:style-name="P2">彼工，</text:p>
        <text:p text:style-name="P2">Hit kang, </text:p>
        <text:p text:style-name="P2"/>
        <text:p text:style-name="P2">我駛車行落高速公路交流道，</text:p>
        <text:p text:style-name="P2">guá sái-tshia kiânn lo̍h ko-sok kong-lōo kau-liû-tō, </text:p>
        <text:p text:style-name="P2"/>
        <text:p text:style-name="P2">接台1線，</text:p>
        <text:p text:style-name="P2">tsiap tâi 1 suànn, </text:p>
        <text:p text:style-name="P2"/>
        <text:p text:style-name="P2">到鄉公所頭前，</text:p>
        <text:p text:style-name="P2">kàu hiong-kong-sóo thâu-tsîng, </text:p>
        <text:p text:style-name="P2"/>
        <text:p text:style-name="P2">才斡入去庄內無偌久，</text:p>
        <text:p text:style-name="P2">tsiah uat ji̍p-khì tsng-lāi bô-guā-kú, </text:p>
        <text:p text:style-name="P2"/>
        <text:p text:style-name="P2">遠遠就看著路邊搭1个塑膠布的棚仔，</text:p>
        <text:p text:style-name="P2">hn̄g-hn̄g tō khuànn-tio̍h lōo-pinn tah 1 ê sok-ka pòo ê pênn-á, </text:p>
        <text:p text:style-name="P2"/>
        <text:p text:style-name="P2">門跤口tshāi幾若个仝款是塑膠紙做的花箍，</text:p>
        <text:p text:style-name="P2"><text:span text:style-name="T1">mn̂g-kha-kháu tshāi kuí-nā ê kāng-khuán sī sok-ka tsuá tsò ê hue-khoo,</text:span> </text:p>
        <text:p text:style-name="P2"/>
        <text:p text:style-name="P2">一陣一陣誦經的聲傳過來。</text:p>
        <text:p text:style-name="P4">tsi̍t-tsūn-tsi̍t-tsūn siōng-king ê siann thuân--kuè-lâi. </text:p>
        <text:p text:style-name="P2"><text:soft-page-break/></text:p>
        <text:p text:style-name="P2">免用頭殼想嘛知影，</text:p>
        <text:p text:style-name="P2">Bián iōng thâu-khak siūnn mā tsai-iánn, </text:p>
        <text:p text:style-name="P2"/>
        <text:p text:style-name="P2">閣有人過身去矣！</text:p>
        <text:p text:style-name="P2">koh ū lâng kuè-sin--khì --ah!</text:p>
        <text:p text:style-name="P2"/>
        <text:p text:style-name="P2"/>
        <text:p text:style-name="P2"/>
        <text:p text:style-name="P2"/>
        <text:p text:style-name="P2">我共油門放開，</text:p>
        <text:p text:style-name="P2">Guá kā iû-mn̂g pàng--khui, </text:p>
        <text:p text:style-name="P2"/>
        <text:p text:style-name="P2">車擋hân咧，</text:p>
        <text:p text:style-name="P2">tshia-tòng hân --leh, </text:p>
        <text:p text:style-name="P2"/>
        <text:p text:style-name="P2">沓沓仔駛過去，</text:p>
        <text:p text:style-name="P2">ta̍uh-ta̍uh-á sái --kuè-khì, </text:p>
        <text:p text:style-name="P2"/>
        <text:p text:style-name="P2">順紲小可共影一下：</text:p>
        <text:p text:style-name="P2">sūn-suà sió-khuá kā iánn --tsi̍t-ē: </text:p>
        <text:p text:style-name="P2"/>
        <text:p text:style-name="P2"/>
        <text:p text:style-name="P2"/>
        <text:p text:style-name="P2"/>
        <text:p text:style-name="P2">「雷府 <text:s/>公義老先生千古……」</text:p>
        <text:p text:style-name="P2">“Luî hú <text:s/>Kong-gī lāu sian-sinn tshian-kóo...”</text:p>
        <text:p text:style-name="P2"/>
        <text:p text:style-name="P2">花箍頂面，</text:p>
        <text:p text:style-name="P2">hue-khoo tíng-bīn, </text:p>
        <text:p text:style-name="P2"/>
        <text:p text:style-name="P2">粉紅的紙，</text:p>
        <text:p text:style-name="P2">hún-âng ê tsuá, </text:p>
        <text:p text:style-name="P2"/>
        <text:p text:style-name="P2">寫幾逝毛筆字。</text:p>
        <text:p text:style-name="P2">siá kuí tsuā môo-pit jī.</text:p>
        <text:p text:style-name="P2"/>
        <text:p text:style-name="P2"/>
        <text:p text:style-name="P2"/>
        <text:p text:style-name="P2"/>
        <text:p text:style-name="P2">佇阮東勢頭這款庄跤所在，</text:p>
        <text:p text:style-name="P2">Tī guán Tang-sì-thâu tsit khuán tsng-kha sóo-tsāi, </text:p>
        <text:p text:style-name="P2"/>
        <text:p text:style-name="P2">莫講是以早彼个保守、閉思的時代，</text:p>
        <text:p text:style-name="P2">mài kóng sī í-tsá hit ê pó-siú, pì-sù ê sî-tāi, </text:p>
        <text:p text:style-name="P2"/>
        <text:p text:style-name="P2">規庄頭會使講攏是在地人；</text:p>
        <text:p text:style-name="P2">kui tsng-thâu ē-sái kóng lóng sī tsāi-tē-lâng,</text:p>
        <text:p text:style-name="P2"/>
        <text:p text:style-name="P2">就算是現此時，</text:p>
        <text:p text:style-name="P2">tō sǹg sī hiān-tshú-sî, </text:p>
        <text:p text:style-name="P2"/>
        <text:p text:style-name="P2">社會已經開放、交通加誠方便，</text:p>
        <text:p text:style-name="P2">siā-huē í-king khai-hòng, kau-thong ke tsiânn hong-piān, </text:p>
        <text:p text:style-name="P2"/>
        <text:p text:style-name="P2">外地來的生份人，</text:p>
        <text:p text:style-name="P2">guā-tē lâi ê tshenn-hūn-lâng, </text:p>
        <text:p text:style-name="P2"/>
        <text:p text:style-name="P2">仝款是無幾隻貓仔。</text:p>
        <text:p text:style-name="P2">kāng-khuán sī bô kuí tsiah niau-á.</text:p>
        <text:p text:style-name="P2"/>
        <text:p text:style-name="P2"/>
        <text:p text:style-name="P2">阮東勢頭通庄，</text:p>
        <text:p text:style-name="P2">Guán Tang-sì-thâu thong tsng, </text:p>
        <text:p text:style-name="P2"/>
        <text:p text:style-name="P2">量其約仔2百外戶、1千捅人，</text:p>
        <text:p text:style-name="P2">liōng-kî-iok-á 2 pah guā hōo, 1 tshian thóng lâng, </text:p>
        <text:p text:style-name="P2"><text:soft-page-break/></text:p>
        <text:p text:style-name="P2">差不多有一半攏姓劉，</text:p>
        <text:p text:style-name="P2">tsha-put-to ū tsi̍t-puànn lóng sènn Lâu, </text:p>
        <text:p text:style-name="P2"/>
        <text:p text:style-name="P2">其他姓陳的、姓林的、姓王的，</text:p>
        <text:p text:style-name="P2">kî-thann sènn Tân--ê, sènn Lîm--ê, sènn Ông--ê, </text:p>
        <text:p text:style-name="P2"/>
        <text:p text:style-name="P2">也算是大姓。</text:p>
        <text:p text:style-name="P2">iā sǹg sī tuā-sènn. </text:p>
        <text:p text:style-name="P2"/>
        <text:p text:style-name="P2">不而過，</text:p>
        <text:p text:style-name="P2">Put-jî-kò, </text:p>
        <text:p text:style-name="P2"/>
        <text:p text:style-name="P2">照我所知影的，</text:p>
        <text:p text:style-name="P2">tsiàu guá sóo tsai-iánn--ê, </text:p>
        <text:p text:style-name="P2"/>
        <text:p text:style-name="P2">姓「雷」的，</text:p>
        <text:p text:style-name="P2">sènn “Luî”--ê, </text:p>
        <text:p text:style-name="P2"/>
        <text:p text:style-name="P2">干焦1口灶爾；</text:p>
        <text:p text:style-name="P2">kan-na 1 kháu-tsàu niā, </text:p>
        <text:p text:style-name="P2"/>
        <text:p text:style-name="P2">尤其是姓「雷」、號做「公義」的老先生，</text:p>
        <text:p text:style-name="P2">iû-kî sī sènn “Luî”, hō-tsò “Kong-gī” ê lāu sian-sinn, </text:p>
        <text:p text:style-name="P2"/>
        <text:p text:style-name="P2">更加無別人，</text:p>
        <text:p text:style-name="P2">kìng-ka bô pa̍t-lâng, </text:p>
        <text:p text:style-name="P2"/>
        <text:p text:style-name="P2">就是伊－－管區的。</text:p>
        <text:p text:style-name="P2">tō sī i－－ kuán-khu--ê.</text:p>
        <text:p text:style-name="P2"/>
        <text:p text:style-name="P2"/>
        <text:p text:style-name="P2"/>
        <text:p text:style-name="P2"/>
        <text:p text:style-name="P2">佇1950年年底，</text:p>
        <text:p text:style-name="P2">Tī 1950 nî nî-té, </text:p>
        <text:p text:style-name="P2"/>
        <text:p text:style-name="P2">彼个時陣國民黨才走來臺灣無偌久，</text:p>
        <text:p text:style-name="P2">hit ê sî-tsūn Kok-bîn-tóng tsiah tsáu lâi Tâi-uân bô-guā-kú, </text:p>
        <text:p text:style-name="P2"/>
        <text:p text:style-name="P2">阮查畝營派出所竟然出現1个少年的外省仔警察。</text:p>
        <text:p text:style-name="P2">guán Tsa-bóo-iânn phài-tshut-sóo kìng-jiân tshut-hiān 1 ê siàu-liân ê guā-síng-á kíng-tshat.</text:p>
        <text:p text:style-name="P2"/>
        <text:p text:style-name="P2"/>
        <text:p text:style-name="P2">這个人看起來，</text:p>
        <text:p text:style-name="P2">Tsit ê lâng khuànn--khí-lâi, </text:p>
        <text:p text:style-name="P2"/>
        <text:p text:style-name="P2">差不多20出頭歲彼个跤兜，</text:p>
        <text:p text:style-name="P2">tsha-put-to 20 tshut-thâu huè hit ê kha-tau, </text:p>
        <text:p text:style-name="P2"/>
        <text:p text:style-name="P2">生做細漢細漢、瘦猴瘦猴，</text:p>
        <text:p text:style-name="P2">senn-tsò sè-hàn sè-hàn, sán-kâu sán-kâu, </text:p>
        <text:p text:style-name="P2"/>
        <text:p text:style-name="P2">身懸160公分可能無夠；</text:p>
        <text:p text:style-name="P2">sin-kuân 160 kong-hun khó-lîng bô-kàu, </text:p>
        <text:p text:style-name="P2"/>
        <text:p text:style-name="P2">體重50公斤應該有找，</text:p>
        <text:p text:style-name="P2">thé-tāng 50 kong-kin ing-kai ū tsāu, </text:p>
        <text:p text:style-name="P2"/>
        <text:p text:style-name="P2">袂輸1个囡仔豚咧。</text:p>
        <text:p text:style-name="P2">bē-su 1 ê gín-á thûn --leh. </text:p>
        <text:p text:style-name="P2"/>
        <text:p text:style-name="P2"><text:soft-page-break/>伊的面肉烏金烏金、外表樸實樸實，</text:p>
        <text:p text:style-name="P2">I ê bīn-bah oo-kim oo-kim, guā-piáu phoh-si̍t phoh-si̍t, </text:p>
        <text:p text:style-name="P2"/>
        <text:p text:style-name="P2">親像咱一般的庄跤囡仔仝款。</text:p>
        <text:p text:style-name="P2">tshin-tshiūnn lán it-puann ê tsng-kha gín-á kāng-khuán. </text:p>
        <text:p text:style-name="P2"/>
        <text:p text:style-name="P2">若毋是伊身軀穿的彼軀制服，</text:p>
        <text:p text:style-name="P2">Nā m̄ sī i sin-khu tshīng ê hit su tsè-ho̍k, </text:p>
        <text:p text:style-name="P2"/>
        <text:p text:style-name="P2">實在是看袂出來伊是1个管區的；</text:p>
        <text:p text:style-name="P2">si̍t-tsāi sī khuànn bē tshut-lâi i sī 1 ê kuán-khu--ê, </text:p>
        <text:p text:style-name="P2"/>
        <text:p text:style-name="P2">若無聽伊開喙講話，</text:p>
        <text:p text:style-name="P2">nā bô thiann i khui-tshuì kóng-uē, </text:p>
        <text:p text:style-name="P2"/>
        <text:p text:style-name="P2">你嘛想袂到伊是1个外省仔。</text:p>
        <text:p text:style-name="P2">lí mā siūnn bē kàu i sī 1 ê guā-síng-á.</text:p>
        <text:p text:style-name="P2"/>
        <text:p text:style-name="P2"/>
        <text:p text:style-name="P2"/>
        <text:p text:style-name="P2">管區的一來到阮這个所在，</text:p>
        <text:p text:style-name="P2">Kuán-khu--ê tsi̍t lâi-kàu guán tsit ê sóo-tsāi, </text:p>
        <text:p text:style-name="P2"/>
        <text:p text:style-name="P2">規个庄頭連鞭傳透透，</text:p>
        <text:p text:style-name="P2">kui-ê tsng-thâu liâm-mi thuân-thàu-thàu, </text:p>
        <text:p text:style-name="P2"/>
        <text:p text:style-name="P2">閒仔話即時一大堆。</text:p>
        <text:p text:style-name="P2">îng-á-uē tsik-sî tsi̍t-tuā-tui. </text:p>
        <text:p text:style-name="P2"/>
        <text:p text:style-name="P2"/>
        <text:p text:style-name="P2">「姦！這箍摃面桶仔，</text:p>
        <text:p text:style-name="P2">“Kàn! Tsit khoo kòng bīn-tháng-á, </text:p>
        <text:p text:style-name="P2"/>
        <text:p text:style-name="P2">誠實攏無人矣，</text:p>
        <text:p text:style-name="P2">tsiânn-si̍t lóng bô lâng --ah, </text:p>
        <text:p text:style-name="P2"/>
        <text:p text:style-name="P2">派這款猴囡仔來咱遮咧做警察？</text:p>
        <text:p text:style-name="P2">phài tsit khuán kâu-gín-á lâi lán tsia teh tsò kíng-tshat? <text:s/></text:p>
        <text:p text:style-name="P2"/>
        <text:p text:style-name="P2">看伊這號範勢，</text:p>
        <text:p text:style-name="P2">Khuànn i tsit-lō pān-sè, </text:p>
        <text:p text:style-name="P2"/>
        <text:p text:style-name="P2">敢有才調通去掠賊仔？」</text:p>
        <text:p text:style-name="P2">kám ū tsâi-tiāu thang khì lia̍h tsha̍t-á?”</text:p>
        <text:p text:style-name="P2"/>
        <text:p text:style-name="P2"/>
        <text:p text:style-name="P2">「就是講毋，</text:p>
        <text:p text:style-name="P2">“Tō sī kóng m̄, </text:p>
        <text:p text:style-name="P2"/>
        <text:p text:style-name="P2">你看人彼日本仔大人，</text:p>
        <text:p text:style-name="P2">lí khuànn lâng he Ji̍t-pún-á tāi-jîn, </text:p>
        <text:p text:style-name="P2"/>
        <text:p text:style-name="P2">隨个仔穿插撆紮，</text:p>
        <text:p text:style-name="P2">suî-ê-á tshīng-tshah pih-tsah, </text:p>
        <text:p text:style-name="P2"/>
        <text:p text:style-name="P2">行踏鋩角，</text:p>
        <text:p text:style-name="P2">kiânn-ta̍h mê-kak, </text:p>
        <text:p text:style-name="P2"/>
        <text:p text:style-name="P2">派頭加偌好咧！」</text:p>
        <text:p text:style-name="P2">phài-thâu ke guā hó --leh!”</text:p>
        <text:p text:style-name="P2"><text:soft-page-break/></text:p>
        <text:p text:style-name="P2"/>
        <text:p text:style-name="P2"/>
        <text:p text:style-name="P2"/>
        <text:p text:style-name="P2">「進前有無？</text:p>
        <text:p text:style-name="P2">“Tsìn-tsîng ū--bô? </text:p>
        <text:p text:style-name="P2"/>
        <text:p text:style-name="P2">咱國校仔予in佔去做兵營，</text:p>
        <text:p text:style-name="P2">Lán kok-hāu-á hōo in tsiàm khì tsò ping-iânn, </text:p>
        <text:p text:style-name="P2"/>
        <text:p text:style-name="P2">彼群外省兵仔，</text:p>
        <text:p text:style-name="P2">hit kûn guā-síng-ping-á, </text:p>
        <text:p text:style-name="P2"/>
        <text:p text:style-name="P2">穿插袂輸咱代天院狀元府收留的乞食，</text:p>
        <text:p text:style-name="P2">tshīng-tshah bē-su lán Tāi-thian-īnn Tsiōng-guân-hú siu-liû ê khit-tsia̍h, </text:p>
        <text:p text:style-name="P2"/>
        <text:p text:style-name="P2">食物件若親像櫳仔內放出來的監囚仝款。</text:p>
        <text:p text:style-name="P2">tsia̍h mi̍h-kiānn ná tshin-tshiūnn lông-á-lāi pàng--tshut-lâi ê kann-siû kāng-khuán.</text:p>
        <text:p text:style-name="P2"/>
        <text:p text:style-name="P2">含阿罔婆飼來欲予in新婦做月內的雞母，</text:p>
        <text:p text:style-name="P2">Hâm A-bóng-pô tshī lâi beh hōo in sin-pū tsò-gue̍h-lāi ê ke-bó, </text:p>
        <text:p text:style-name="P2"/>
        <text:p text:style-name="P2">佮學校裡彼幾隻流浪狗，</text:p>
        <text:p text:style-name="P2">kah ha̍k-hāu--lí hit kuí tsiah liû-lōng káu, </text:p>
        <text:p text:style-name="P2"/>
        <text:p text:style-name="P2">攏予in偷掠去孝孤了了。」</text:p>
        <text:p text:style-name="P2">lóng hōo in thau-lia̍h khì hàu-koo liáu-liáu.”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2864a" officeooo:paragraph-rsid="00028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63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3:54:48.159925180</dc:date>
    <meta:editing-duration>PT4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20" meta:word-count="1646" meta:character-count="4852" meta:non-whitespace-character-count="4277"/>
  </office:meta>
</office:document-meta>
</file>